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New Sung" svg:font-family="'AR PL New Sung'"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Standard" style:list-style-name="L1">
      <style:text-properties officeooo:rsid="0019df36" officeooo:paragraph-rsid="0019df36"/>
    </style:style>
    <style:style style:name="P2" style:family="paragraph" style:parent-style-name="Standard">
      <style:text-properties officeooo:rsid="001ba19c" officeooo:paragraph-rsid="001ba19c"/>
    </style:style>
    <style:style style:name="P3" style:family="paragraph" style:parent-style-name="Standard" style:list-style-name="L1">
      <style:text-properties officeooo:rsid="001ba19c" officeooo:paragraph-rsid="001ba19c"/>
    </style:style>
    <style:style style:name="P4" style:family="paragraph" style:parent-style-name="Standard" style:list-style-name="L1">
      <style:text-properties officeooo:rsid="001bab4b" officeooo:paragraph-rsid="001bab4b"/>
    </style:style>
    <style:style style:name="P5" style:family="paragraph" style:parent-style-name="Standard" style:list-style-name="L1">
      <style:text-properties officeooo:rsid="001bcd3a" officeooo:paragraph-rsid="001bcd3a"/>
    </style:style>
    <style:style style:name="P6" style:family="paragraph" style:parent-style-name="Standard" style:list-style-name="L1">
      <style:text-properties officeooo:rsid="001bcd3a" officeooo:paragraph-rsid="001cd4ff"/>
    </style:style>
    <style:style style:name="P7" style:family="paragraph" style:parent-style-name="Standard" style:list-style-name="L1">
      <style:text-properties officeooo:rsid="001cd4ff" officeooo:paragraph-rsid="001cd4ff"/>
    </style:style>
    <style:style style:name="P8" style:family="paragraph" style:parent-style-name="Standard" style:list-style-name="L1">
      <style:text-properties officeooo:rsid="001db651" officeooo:paragraph-rsid="001db651"/>
    </style:style>
    <style:style style:name="P9" style:family="paragraph" style:parent-style-name="Standard" style:list-style-name="L1">
      <style:text-properties officeooo:rsid="001f3c6a" officeooo:paragraph-rsid="00213727"/>
    </style:style>
    <style:style style:name="P10" style:family="paragraph" style:parent-style-name="Standard" style:list-style-name="L1">
      <style:text-properties officeooo:rsid="00213727" officeooo:paragraph-rsid="00213727"/>
    </style:style>
    <style:style style:name="P11" style:family="paragraph" style:parent-style-name="Standard" style:list-style-name="L1">
      <style:text-properties officeooo:rsid="0021a973" officeooo:paragraph-rsid="0021a973"/>
    </style:style>
    <style:style style:name="P12" style:family="paragraph" style:parent-style-name="Standard" style:list-style-name="L1">
      <style:text-properties officeooo:rsid="00220712" officeooo:paragraph-rsid="00220712"/>
    </style:style>
    <style:style style:name="P13" style:family="paragraph" style:list-style-name="L1">
      <style:text-properties officeooo:rsid="0022f31d" officeooo:paragraph-rsid="0022f31d"/>
    </style:style>
    <style:style style:name="P14" style:family="paragraph" style:parent-style-name="Standard" style:list-style-name="L1">
      <style:text-properties officeooo:rsid="0022f31d" officeooo:paragraph-rsid="0022f31d"/>
    </style:style>
    <style:style style:name="T1" style:family="text">
      <style:text-properties style:text-position="super 58%"/>
    </style:style>
    <style:style style:name="T2" style:family="text">
      <style:text-properties style:text-position="0% 100%"/>
    </style:style>
    <style:style style:name="T3" style:family="text">
      <style:text-properties officeooo:rsid="001bab4b"/>
    </style:style>
    <style:style style:name="T4" style:family="text">
      <style:text-properties officeooo:rsid="001cd4ff"/>
    </style:style>
    <style:style style:name="T5" style:family="text">
      <style:text-properties officeooo:rsid="00213727"/>
    </style:style>
    <style:style style:name="T6" style:family="text">
      <style:text-properties officeooo:rsid="0024df25"/>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February 16<text:span text:style-name="T1">th</text:span>, 2023</text:p>
      <text:p text:style-name="P2">KitKat Dambeck</text:p>
      <text:p text:style-name="P2">4D Fundementals</text:p>
      <text:p text:style-name="P2"/>
      <text:p text:style-name="P2"/>
      <text:list xml:id="list476513983" text:style-name="L1">
        <text:list-item>
          <text:p text:style-name="P1">Continuing critiques from last class.</text:p>
          <text:list>
            <text:list-item>
              <text:p text:style-name="P1">Yeal.</text:p>
              <text:list>
                <text:list-item>
                  <text:p text:style-name="P1">Its not a home its just a house.</text:p>
                </text:list-item>
                <text:list-item>
                  <text:p text:style-name="P1">Surreal empty house. No furniture. A family gathers and mimes eating off empty plates. The son is yelled at for using their phone and eating before their father gets there. The son and mom get into an argument. Son says “its not my home its just a house” and leaves. </text:p>
                </text:list-item>
                <text:list-item>
                  <text:p text:style-name="P1">Oddly striking, and powerful to me.</text:p>
                </text:list-item>
                <text:list-item>
                  <text:p text:style-name="P1">Does have messy camera work, only handhold shots.</text:p>
                </text:list-item>
              </text:list>
            </text:list-item>
            <text:list-item>
              <text:p text:style-name="P1">Grace.</text:p>
              <text:list>
                <text:list-item>
                  <text:p text:style-name="P1">DJ’s room, overlapping overlapping edm tracks. Overlapping and devised video tracks.</text:p>
                </text:list-item>
                <text:list-item>
                  <text:p text:style-name="P1">They’re room is so fucking cool. DJ set up, lots of posters, vinyls, lights, drawings. Super on style.</text:p>
                </text:list-item>
                <text:list-item>
                  <text:p text:style-name="P4">This is another person using multiple video feeds at once, I really like it. </text:p>
                </text:list-item>
              </text:list>
            </text:list-item>
          </text:list>
        </text:list-item>
        <text:list-item>
          <text:p text:style-name="P3">Archives.</text:p>
          <text:list>
            <text:list-item>
              <text:p text:style-name="P3">Etymology: Arkhe, Greek for government, archeia Greek for public records.</text:p>
            </text:list-item>
            <text:list-item>
              <text:p text:style-name="P4">Digitized archives.</text:p>
              <text:list>
                <text:list-item>
                  <text:p text:style-name="P4">Acceded over the internet.</text:p>
                </text:list-item>
                <text:list-item>
                  <text:p text:style-name="P4">Processed with digital editors rather than vhs.</text:p>
                </text:list-item>
              </text:list>
            </text:list-item>
          </text:list>
        </text:list-item>
        <text:list-item>
          <text:p text:style-name="P3">Artists:</text:p>
          <text:list>
            <text:list-item>
              <text:p text:style-name="P3">Foucault.</text:p>
              <text:list>
                <text:list-item>
                  <text:p text:style-name="P3">Archive of knowledge <text:span text:style-name="T3">(</text:span>1969<text:span text:style-name="T3">)</text:span>.</text:p>
                  <text:list>
                    <text:list-item>
                      <text:p text:style-name="P3">Archives as a system of power.</text:p>
                    </text:list-item>
                    <text:list-item>
                      <text:p text:style-name="P3">Acts as the voice of a system. </text:p>
                      <text:list>
                        <text:list-item>
                          <text:p text:style-name="P3">Legitimizes discourse. </text:p>
                        </text:list-item>
                        <text:list-item>
                          <text:p text:style-name="P3">Propagates the system’s plan / biases / intrests. </text:p>
                        </text:list-item>
                      </text:list>
                    </text:list-item>
                    <text:list-item>
                      <text:p text:style-name="P3">Groups and orders information. </text:p>
                    </text:list-item>
                    <text:list-item>
                      <text:p text:style-name="P3">Why are archives created? What motives to the systems have? <text:span text:style-name="T3">What is worth saving? What is the relationship of the archive to the system, politics, people, etc?</text:span></text:p>
                    </text:list-item>
                  </text:list>
                </text:list-item>
              </text:list>
            </text:list-item>
            <text:list-item>
              <text:p text:style-name="P4">Owkui Enwezor.</text:p>
              <text:list>
                <text:list-item>
                  <text:p text:style-name="P4">Archival Fever (2007).</text:p>
                  <text:list>
                    <text:list-item>
                      <text:p text:style-name="P4">Explores the impact of archives, they’re impact on art, and archives as art.</text:p>
                    </text:list-item>
                    <text:list-item>
                      <text:p text:style-name="P4">Consider the power and potential of archives in shaping the past, present, and future. </text:p>
                    </text:list-item>
                  </text:list>
                </text:list-item>
              </text:list>
            </text:list-item>
            <text:list-item>
              <text:p text:style-name="P4">Hal Foster.</text:p>
              <text:list>
                <text:list-item>
                  <text:p text:style-name="P4">Archival Impulse (2004).</text:p>
                  <text:list>
                    <text:list-item>
                      <text:p text:style-name="P4">An essay that explores the fascination with archives.</text:p>
                    </text:list-item>
                    <text:list-item>
                      <text:p text:style-name="P4">Roots in modernism, particularly Marcel Duchamp.</text:p>
                      <text:list>
                        <text:list-item>
                          <text:p text:style-name="P4">Duchamp was one of the first artists to use found object. </text:p>
                        </text:list-item>
                      </text:list>
                    </text:list-item>
                  </text:list>
                </text:list-item>
              </text:list>
            </text:list-item>
            <text:list-item>
              <text:p text:style-name="P5">Rashaad Newsome.</text:p>
              <text:list>
                <text:list-item>
                  <text:p text:style-name="P5">The Conductor (2009).</text:p>
                  <text:list>
                    <text:list-item>
                      <text:p text:style-name="P5">Video footage from ‘90s and ‘00s hiphop videos, mostly cropped in really tight on the hands. Set to intense choir music, with hiphop drums over it. Then moves into a auto tuned Gregorian chant also with hiphop drums. </text:p>
                      <text:list>
                        <text:list-item>
                          <text:p text:style-name="P5">My mom could identify the first song. </text:p>
                        </text:list-item>
                      </text:list>
                    </text:list-item>
                    <text:list-item>
                      <text:p text:style-name="P5"><text:soft-page-break/>The digitized interlacing artifacts are pretty grating. </text:p>
                    </text:list-item>
                  </text:list>
                </text:list-item>
              </text:list>
            </text:list-item>
            <text:list-item>
              <text:p text:style-name="P5">Hanna Black (2014?).</text:p>
              <text:list>
                <text:list-item>
                  <text:p text:style-name="P5">My bodies.</text:p>
                  <text:list>
                    <text:list-item>
                      <text:p text:style-name="P6">Samples of the phrase “my body” from Pop songs by artists of color, set to the google image results of “ceo”, which is all white men. <text:span text:style-name="T4">Later breaks into synthpop over layers digital art and poetry displayed as text on screen.</text:span></text:p>
                    </text:list-item>
                    <text:list-item>
                      <text:p text:style-name="P6"><text:span text:style-name="T4">I really like this one. </text:span></text:p>
                    </text:list-item>
                  </text:list>
                </text:list-item>
              </text:list>
            </text:list-item>
            <text:list-item>
              <text:p text:style-name="P6"><text:span text:style-name="T4">Candice Breitz.</text:span></text:p>
              <text:list>
                <text:list-item>
                  <text:p text:style-name="P6"><text:span text:style-name="T4">Mother (2005).</text:span> </text:p>
                  <text:list>
                    <text:list-item>
                      <text:p text:style-name="P7">Made from clips of different mothers as portrayed in Hollywood films, each is expressing the monolithic societal view of motherhood. Played six at a time and all at once. Clips loopy rhythmically. </text:p>
                    </text:list-item>
                    <text:list-item>
                      <text:p text:style-name="P8">All relate to their sons, about regret and getting blamed, etc. </text:p>
                    </text:list-item>
                    <text:list-item>
                      <text:p text:style-name="P8">Sister film called Father. </text:p>
                    </text:list-item>
                  </text:list>
                </text:list-item>
              </text:list>
            </text:list-item>
            <text:list-item>
              <text:p text:style-name="P8">Akram Zaatari.</text:p>
              <text:list>
                <text:list-item>
                  <text:p text:style-name="P8">Dance to the End of Love (2011).</text:p>
                  <text:list>
                    <text:list-item>
                      <text:p text:style-name="P8">4-channel video, one to each wall of a room.</text:p>
                    </text:list-item>
                    <text:list-item>
                      <text:p text:style-name="P8">Made during the Arab Spring. </text:p>
                    </text:list-item>
                    <text:list-item>
                      <text:p text:style-name="P9">Videos pulled from youtube. Videos of and by young men and boys. Low budget dragon ball and action movie parodies. Lots of flexing, the thing where they drive a car on the side two wheels, showing off how fast they can get a car, wheelies, etc. Generally pretty macho. <text:span text:style-name="T5">Progresses into dancing and philia, and homoerotic images.</text:span></text:p>
                    </text:list-item>
                    <text:list-item>
                      <text:p text:style-name="P10">Zaatari acts more as a curator then editor, arranging complete videos without cutting.</text:p>
                    </text:list-item>
                  </text:list>
                </text:list-item>
              </text:list>
            </text:list-item>
            <text:list-item>
              <text:p text:style-name="P11">Natalie Bookchin.</text:p>
              <text:list>
                <text:list-item>
                  <text:p text:style-name="P11">My meds (2009).</text:p>
                  <text:list>
                    <text:list-item>
                      <text:p text:style-name="P11">Sourced from vlogs of people describing their medications. </text:p>
                    </text:list-item>
                    <text:list-item>
                      <text:p text:style-name="P11">Explores how people become part of collective / trend.</text:p>
                    </text:list-item>
                    <text:list-item>
                      <text:p text:style-name="P11">Lots of people take common meds, and often feel better, while others frequently change meds.</text:p>
                    </text:list-item>
                  </text:list>
                </text:list-item>
              </text:list>
            </text:list-item>
            <text:list-item>
              <text:p text:style-name="P11">Christian Marclay.</text:p>
              <text:list>
                <text:list-item>
                  <text:p text:style-name="P11">Telephones (1995).</text:p>
                  <text:list>
                    <text:list-item>
                      <text:p text:style-name="P11">one of the first archive video works. </text:p>
                    </text:list-item>
                    <text:list-item>
                      <text:p text:style-name="P11">Lots of scenes using telephones from hold Hollywood films. </text:p>
                      <text:list>
                        <text:list-item>
                          <text:p text:style-name="P11">Literally just a bunch of people using telephones…</text:p>
                        </text:list-item>
                      </text:list>
                    </text:list-item>
                    <text:list-item>
                      <text:p text:style-name="P12">Begins with clips of dialing. Then of people saying hello, then goodbye, then hanging up.</text:p>
                    </text:list-item>
                  </text:list>
                </text:list-item>
                <text:list-item>
                  <text:p text:style-name="P12">Clocks.</text:p>
                  <text:list>
                    <text:list-item>
                      <text:p text:style-name="P12">A 24 video that functions as a clock using only clips from films. </text:p>
                    </text:list-item>
                  </text:list>
                </text:list-item>
              </text:list>
            </text:list-item>
            <text:list-item>
              <text:p text:style-name="P12">Sara Cwynar.</text:p>
              <text:list>
                <text:list-item>
                  <text:p text:style-name="P12">Modern Art in your Life (2019).</text:p>
                  <text:list>
                    <text:list-item>
                      <text:p text:style-name="P12">Commissioned by MoMA. </text:p>
                    </text:list-item>
                    <text:list-item>
                      <text:p text:style-name="P12">Exploring how social norms, like art history, are constructed. Politics of the gallery. </text:p>
                    </text:list-item>
                    <text:list-item>
                      <text:p text:style-name="P12">Very fast social media videos.</text:p>
                    </text:list-item>
                    <text:list-item>
                      <text:p text:style-name="P12">Deep and kind overwhelming. </text:p>
                    </text:list-item>
                    <text:list-item>
                      <text:p text:style-name="P12">Posted on Instagram.</text:p>
                    </text:list-item>
                    <text:list-item>
                      <text:p text:style-name="P12">“Only what is talked about exists”</text:p>
                    </text:list-item>
                    <text:list-item>
                      <text:p text:style-name="P12">I also really like these. </text:p>
                    </text:list-item>
                  </text:list>
                </text:list-item>
              </text:list>
            </text:list-item>
          </text:list>
        </text:list-item>
        <text:list-item>
          <text:p text:style-name="P14">Archive Project.</text:p>
          <text:list>
            <text:list-item>
              <text:p text:style-name="P14">2-3 minute video with added sound.</text:p>
            </text:list-item>
            <text:list-item>
              <text:p text:style-name="P14"><text:soft-page-break/>About something I’m interested in or knowledgeable about.</text:p>
            </text:list-item>
            <text:list-item>
              <text:p text:style-name="P14">Made of found footage, documents, sounds, photos, etc.</text:p>
              <text:list>
                <text:list-item>
                  <text:p text:style-name="P14">Personal or public archive.</text:p>
                </text:list-item>
                <text:list-item>
                  <text:p text:style-name="P14">More media = more choice.</text:p>
                </text:list-item>
              </text:list>
            </text:list-item>
            <text:list-item>
              <text:p text:style-name="P14">Ideas.</text:p>
              <text:list>
                <text:list-item>
                  <text:p text:style-name="P14">Pictures form my <text:span text:style-name="T6">scrap</text:span> book synced to the black parade. </text:p>
                </text:list-item>
              </text:list>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New Sung" svg:font-family="'AR PL New Sung'"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AR PL New Sung"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AR PL New Sung"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4:04:20.272315818</meta:creation-date>
    <dc:date>2023-02-16T17:37:30.254848968</dc:date>
    <meta:editing-duration>PT1H21M21S</meta:editing-duration>
    <meta:editing-cycles>3</meta:editing-cycles>
    <meta:generator>LibreOffice/7.3.7.2$Linux_X86_64 LibreOffice_project/30$Build-2</meta:generator>
    <meta:document-statistic meta:table-count="0" meta:image-count="0" meta:object-count="0" meta:page-count="3" meta:paragraph-count="86" meta:word-count="795" meta:character-count="4469" meta:non-whitespace-character-count="3817"/>
  </office:meta>
</office:document-meta>
</file>